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Ming TW" svg:font-family="'AR PL UMing TW'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周易哲學</text:h>
      <text:h text:style-name="P2" text:outline-level="2">作業一</text:h>
      <text:p text:style-name="Standard"/>
      <text:p text:style-name="P3">R01922024</text:p>
      <text:p text:style-name="P3">資訊工程學系　碩士班一年級　李卿澄</text:p>
      <text:p text:style-name="P3"/>
      <text:p text:style-name="P4">乾卦</text:p>
      <text:p text:style-name="P4">九三</text:p>
      <text:p text:style-name="P4">君子終日乾乾夕惕若厲無咎</text:p>
      <text:p text:style-name="P4"/>
      <text:p text:style-name="P4">最近對於這個爻特別有感覺。今年七月才剛從這個學校畢業，然後又進入學校成為研究生。時間上是連續的沒有中斷，但感覺卻不再相同，「大學生」是回不去了。</text:p>
      <text:p text:style-name="P4"/>
      <text:p text:style-name="P4">其實隱約在四年級下學期的時候，漸漸的有一股不確定的感覺出現。這種不確定的感覺在入學之後越來越明顯，自己很確定的知道，已經離開了「大學生」的階段，走到了下一步。</text:p>
      <text:p text:style-name="P4"/>
      <text:p text:style-name="P4">大學時，有很多事情其實不用去想，反正之後還會念研究所，然而進入了研究所後，那下一步是什麼？在哪裡？要怎麼走出這一步？感覺到的是一種為期兩年的倒數計時。</text:p>
      <text:p text:style-name="P4"/>
      <text:p text:style-name="P4">現下，是自認為已經過了九二的大學生階段，而又尚未進入上卦區域，自然是九三了。面對不時出現的徬徨、無助等負面情緒，透過此爻確實是可以用來激勵自己，別管那麼多了，這條路走下去就對了，希望能夠快點脫離這樣的處境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 PL UMing TW" svg:font-family="'AR PL UMing TW'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TW" fo:font-size="12pt" fo:language="en" fo:country="US" style:letter-kerning="true" style:font-name-asian="文泉驛微米黑1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2-10-10T17:23:59</meta:creation-date>
    <dc:date>2012-10-10T18:00:42</dc:date>
    <dc:creator>Qing-Cheng Li</dc:creator>
    <meta:editing-duration>PT35M15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1" meta:word-count="205" meta:character-count="378" meta:non-whitespace-character-count="376"/>
  </office:meta>
</office:document-meta>
</file>